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cm" table:align="margins"/>
    </style:style>
    <style:style style:name="Tabla1.A" style:family="table-column">
      <style:table-column-properties style:column-width="4.498cm" style:rel-column-width="2550*"/>
    </style:style>
    <style:style style:name="Tabla1.B" style:family="table-column">
      <style:table-column-properties style:column-width="2.447cm" style:rel-column-width="1387*"/>
    </style:style>
    <style:style style:name="Tabla1.D" style:family="table-column">
      <style:table-column-properties style:column-width="3.286cm" style:rel-column-width="1863*"/>
    </style:style>
    <style:style style:name="Tabla1.E" style:family="table-column">
      <style:table-column-properties style:column-width="2.323cm" style:rel-column-width="1317*"/>
    </style:style>
    <style:style style:name="Tabla1.A1" style:family="table-cell">
      <style:table-cell-properties fo:background-color="#666666" style:border-line-width-left="0.079cm 0.041cm 0.041cm" style:border-line-width-right="0.079cm 0.041cm 0.041cm" style:border-line-width-top="0.041cm 0.041cm 0.079cm" fo:padding-left="0.101cm" fo:padding-right="0.101cm" fo:padding-top="0.3cm" fo:padding-bottom="0.3cm" fo:border-left="4.5pt double #000000" fo:border-right="4.5pt double #000000" fo:border-top="4.5pt double #000000" fo:border-bottom="0.05pt solid #000000">
        <style:background-image/>
      </style:table-cell-properties>
    </style:style>
    <style:style style:name="Tabla1.A2" style:family="table-cell">
      <style:table-cell-properties fo:background-color="#cccccc" style:border-line-width-left="0.079cm 0.041cm 0.041cm" fo:padding="0.097cm" fo:border-left="4.5pt double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E2" style:family="table-cell">
      <style:table-cell-properties fo:background-color="#cccccc" style:border-line-width-right="0.079cm 0.041cm 0.041cm" fo:padding="0.097cm" fo:border-left="0.05pt solid #000000" fo:border-right="4.5pt double #000000" fo:border-top="none" fo:border-bottom="0.05pt solid #000000">
        <style:background-image/>
      </style:table-cell-properties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 style:data-style-name="N3">
      <style:table-cell-properties style:border-line-width-right="0.079cm 0.041cm 0.041cm" fo:padding="0.097cm" fo:border-left="0.05pt solid #000000" fo:border-right="4.5pt double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 style:data-style-name="N3">
      <style:table-cell-properties style:border-line-width-right="0.079cm 0.041cm 0.041cm" fo:padding="0.097cm" fo:border-left="0.05pt solid #000000" fo:border-right="4.5pt double #000000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 style:data-style-name="N3">
      <style:table-cell-properties style:border-line-width-right="0.079cm 0.041cm 0.041cm" fo:padding="0.097cm" fo:border-left="0.05pt solid #000000" fo:border-right="4.5pt double #000000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 style:data-style-name="N3">
      <style:table-cell-properties style:border-line-width-right="0.079cm 0.041cm 0.041cm" fo:padding="0.097cm" fo:border-left="0.05pt solid #000000" fo:border-right="4.5pt double #000000" fo:border-top="none" fo:border-bottom="0.05pt solid #000000"/>
    </style:style>
    <style:style style:name="Tabla1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 style:data-style-name="N3">
      <style:table-cell-properties style:border-line-width-right="0.079cm 0.041cm 0.041cm" fo:padding="0.097cm" fo:border-left="0.05pt solid #000000" fo:border-right="4.5pt double #000000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 style:data-style-name="N3">
      <style:table-cell-properties style:border-line-width-right="0.079cm 0.041cm 0.041cm" fo:padding="0.097cm" fo:border-left="0.05pt solid #000000" fo:border-right="4.5pt double #000000" fo:border-top="none" fo:border-bottom="0.05pt solid #000000"/>
    </style:style>
    <style:style style:name="Tabla1.A9" style:family="table-cell">
      <style:table-cell-properties style:border-line-width-left="0.079cm 0.041cm 0.041cm" style:border-line-width-bottom="0.041cm 0.041cm 0.079cm" fo:padding="0.097cm" fo:border-left="4.5pt double #000000" fo:border-right="none" fo:border-top="none" fo:border-bottom="4.5pt double #000000"/>
    </style:style>
    <style:style style:name="Tabla1.E9" style:family="table-cell" style:data-style-name="N3">
      <style:table-cell-properties style:border-line-width-right="0.079cm 0.041cm 0.041cm" style:border-line-width-bottom="0.041cm 0.041cm 0.079cm" fo:padding="0.097cm" fo:border-left="0.05pt solid #000000" fo:border-right="4.5pt double #000000" fo:border-top="none" fo:border-bottom="4.5pt double #000000"/>
    </style:style>
    <style:style style:name="Tabla2" style:family="table">
      <style:table-properties style:width="9.001cm" fo:margin-left="2.919cm" fo:margin-right="3.08cm" table:align="margins" fo:background-color="transparent">
        <style:background-image/>
      </style:table-properties>
    </style:style>
    <style:style style:name="Tabla2.A" style:family="table-column">
      <style:table-column-properties style:column-width="5.001cm" style:rel-column-width="2834*"/>
    </style:style>
    <style:style style:name="Tabla2.B" style:family="table-column">
      <style:table-column-properties style:column-width="4.001cm" style:rel-column-width="226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666666" fo:padding-left="0.101cm" fo:padding-right="0.101cm" fo:padding-top="1.199cm" fo:padding-bottom="1.199cm" fo:border="none">
        <style:background-image/>
      </style:table-cell-properties>
    </style:style>
    <style:style style:name="Tabla2.B1" style:family="table-cell">
      <style:table-cell-properties style:vertical-align="middle" fo:padding-left="0.101cm" fo:padding-right="0.101cm" fo:padding-top="1.199cm" fo:padding-bottom="1.199cm" fo:border="none"/>
    </style:style>
    <style:style style:name="P1" style:family="paragraph" style:parent-style-name="Footer">
      <style:text-properties fo:background-color="#ffffff"/>
    </style:style>
    <style:style style:name="P2" style:family="paragraph" style:parent-style-name="Title">
      <style:text-properties fo:font-size="16pt" officeooo:rsid="001c05b9" officeooo:paragraph-rsid="001c05b9" style:font-size-asian="14pt" style:font-size-complex="16pt"/>
    </style:style>
    <style:style style:name="P3" style:family="paragraph" style:parent-style-name="Table_20_Contents">
      <style:paragraph-properties fo:text-align="end" style:justify-single-word="false"/>
      <style:text-properties fo:font-size="11pt" style:font-size-asian="9.60000038146973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officeooo:rsid="001cb4e0" officeooo:paragraph-rsid="001cb4e0" style:font-size-asian="9.60000038146973pt" style:font-size-complex="11pt"/>
    </style:style>
    <style:style style:name="P5" style:family="paragraph" style:parent-style-name="Table_20_Contents">
      <style:paragraph-properties fo:text-align="end" style:justify-single-word="false"/>
      <style:text-properties fo:font-size="11pt" officeooo:rsid="001cb4e0" officeooo:paragraph-rsid="001cb4e0" style:font-size-asian="9.60000038146973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1fa0c9" officeooo:paragraph-rsid="001cb4e0" style:font-size-asian="9.60000038146973pt" style:font-size-complex="11pt"/>
    </style:style>
    <style:style style:name="P7" style:family="paragraph" style:parent-style-name="Table_20_Contents">
      <loext:graphic-properties draw:fill-gradient-name="gradient" draw:fill-hatch-name="hatch"/>
      <style:paragraph-properties fo:text-align="end" style:justify-single-word="false" fo:padding-left="0cm" fo:padding-right="0.101cm" fo:padding-top="0cm" fo:padding-bottom="0cm" fo:border="none"/>
      <style:text-properties fo:font-size="11pt" officeooo:rsid="0031a4a9" style:font-size-asian="9.60000038146973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officeooo:rsid="0032c7cf" officeooo:paragraph-rsid="0032c7cf" style:font-size-asian="9.60000038146973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fo:font-weight="bold" officeooo:rsid="001c05b9" officeooo:paragraph-rsid="001c05b9" style:font-size-asian="9.60000038146973pt" style:font-weight-asian="bold" style:font-size-complex="11pt" style:font-weight-complex="bold"/>
    </style:style>
    <style:style style:name="P10" style:family="paragraph" style:parent-style-name="Table_20_Contents">
      <loext:graphic-properties draw:fill-gradient-name="gradient" draw:fill-hatch-name="hatch"/>
      <style:paragraph-properties fo:text-align="center" style:justify-single-word="false" fo:padding-left="0cm" fo:padding-right="0.101cm" fo:padding-top="0cm" fo:padding-bottom="0cm" fo:border="none"/>
      <style:text-properties fo:font-size="11pt" fo:font-weight="bold" officeooo:rsid="001c05b9" officeooo:paragraph-rsid="001c05b9" style:font-size-asian="9.60000038146973pt" style:font-weight-asian="bold" style:font-size-complex="11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size="11pt" fo:font-weight="bold" officeooo:rsid="001c6e77" officeooo:paragraph-rsid="001c6e77" style:font-size-asian="9.60000038146973pt" style:font-weight-asian="bold" style:font-size-complex="11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size="11pt" fo:font-weight="normal" officeooo:rsid="001c6e77" officeooo:paragraph-rsid="001c6e77" style:font-size-asian="9.60000038146973pt" style:font-weight-asian="normal" style:font-size-complex="11pt" style:font-weight-complex="normal"/>
    </style:style>
    <style:style style:name="P13" style:family="paragraph" style:parent-style-name="Table_20_Contents">
      <loext:graphic-properties draw:fill-gradient-name="gradient" draw:fill-hatch-name="hatch"/>
      <style:paragraph-properties fo:text-align="end" style:justify-single-word="false" fo:padding-left="0cm" fo:padding-right="0.101cm" fo:padding-top="0cm" fo:padding-bottom="0cm" fo:border="none"/>
      <style:text-properties fo:font-size="11pt" fo:font-weight="normal" officeooo:rsid="0022c58c" style:font-size-asian="9.60000038146973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fo:font-size="22pt" fo:font-weight="bold" officeooo:rsid="0032c7cf" officeooo:paragraph-rsid="0032c7cf" style:font-size-asian="22pt" style:font-weight-asian="bold" style:font-size-complex="2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1pt" fo:font-style="normal" fo:font-weight="bold" officeooo:rsid="001c05b9" officeooo:paragraph-rsid="001c05b9" style:font-size-asian="9.60000038146973pt" style:font-style-asian="normal" style:font-weight-asian="bold" style:font-size-complex="11pt" style:font-style-complex="normal" style:font-weight-complex="bold"/>
    </style:style>
    <style:style style:name="P16" style:family="paragraph" style:parent-style-name="Text_20_body">
      <style:text-properties fo:font-size="11pt" officeooo:rsid="001c05b9" officeooo:paragraph-rsid="001c05b9" style:font-size-asian="9.60000038146973pt" style:font-size-complex="11pt"/>
    </style:style>
    <style:style style:name="T1" style:family="text">
      <style:text-properties officeooo:rsid="001a3106"/>
    </style:style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35. tablas</text:p>
      <text:p text:style-name="P16">Crea el siguiente documento procurando que el procesador de textos haga los cálculos por ti.</text:p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5">FACTURA PARA EL DISTRIBUI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9">DESCRIPCIÓN</text:p>
          </table:table-cell>
          <table:table-cell table:style-name="Tabla1.B2" office:value-type="string">
            <text:p text:style-name="P9">CANTIDAD</text:p>
          </table:table-cell>
          <table:table-cell table:style-name="Tabla1.B2" office:value-type="string">
            <text:p text:style-name="P9">PRECIO</text:p>
          </table:table-cell>
          <table:table-cell table:style-name="Tabla1.B2" office:value-type="string">
            <text:p text:style-name="P9">DESCUENTO</text:p>
          </table:table-cell>
          <table:table-cell table:style-name="Tabla1.E2" office:value-type="string">
            <text:p text:style-name="P10">IMPORTE</text:p>
          </table:table-cell>
        </table:table-row>
        <table:table-row>
          <table:table-cell table:style-name="Tabla1.A2" office:value-type="string">
            <text:p text:style-name="P11">Lavadora Zanussi</text:p>
          </table:table-cell>
          <table:table-cell table:style-name="Tabla1.B3" office:value-type="string">
            <text:p text:style-name="P4">2</text:p>
          </table:table-cell>
          <table:table-cell table:style-name="Tabla1.C3" office:value-type="string">
            <text:p text:style-name="P5">52.000</text:p>
          </table:table-cell>
          <table:table-cell table:style-name="Tabla1.D3" office:value-type="string">
            <text:p text:style-name="P3">1.040</text:p>
          </table:table-cell>
          <table:table-cell table:style-name="Tabla1.E3" table:formula="ooow:&lt;B3&gt;*&lt;C3&gt;-&lt;B3&gt;*&lt;D3&gt;" office:value-type="float" office:value="101920">
            <text:p text:style-name="P7">101.920</text:p>
          </table:table-cell>
        </table:table-row>
        <table:table-row>
          <table:table-cell table:style-name="Tabla1.A2" office:value-type="string">
            <text:p text:style-name="P11">Encimera Teka</text:p>
          </table:table-cell>
          <table:table-cell table:style-name="Tabla1.B4" office:value-type="string">
            <text:p text:style-name="P6">1</text:p>
          </table:table-cell>
          <table:table-cell table:style-name="Tabla1.C4" office:value-type="string">
            <text:p text:style-name="P3">30.000</text:p>
          </table:table-cell>
          <table:table-cell table:style-name="Tabla1.D4" office:value-type="string">
            <text:p text:style-name="P3">600</text:p>
          </table:table-cell>
          <table:table-cell table:style-name="Tabla1.E4" table:formula="ooow:&lt;B4&gt;*&lt;C4&gt;-&lt;B4&gt;*&lt;D4&gt;" office:value-type="float" office:value="29400">
            <text:p text:style-name="P7">29.400</text:p>
          </table:table-cell>
        </table:table-row>
        <table:table-row>
          <table:table-cell table:style-name="Tabla1.A2" office:value-type="string">
            <text:p text:style-name="P11">Televisor Panasónic</text:p>
          </table:table-cell>
          <table:table-cell table:style-name="Tabla1.B5" office:value-type="string">
            <text:p text:style-name="P4">4</text:p>
          </table:table-cell>
          <table:table-cell table:style-name="Tabla1.C5" office:value-type="string">
            <text:p text:style-name="P3">78.000</text:p>
          </table:table-cell>
          <table:table-cell table:style-name="Tabla1.D5" office:value-type="string">
            <text:p text:style-name="P3">1.560</text:p>
          </table:table-cell>
          <table:table-cell table:style-name="Tabla1.E5" table:formula="ooow:&lt;B5&gt;*&lt;C5&gt;-&lt;B5&gt;*&lt;D5&gt;" office:value-type="float" office:value="305760">
            <text:p text:style-name="P7">305.760</text:p>
          </table:table-cell>
        </table:table-row>
        <table:table-row>
          <table:table-cell table:style-name="Tabla1.A2" office:value-type="string">
            <text:p text:style-name="P11">Microondas Samsung</text:p>
          </table:table-cell>
          <table:table-cell table:style-name="Tabla1.B6" office:value-type="string">
            <text:p text:style-name="P4">2</text:p>
          </table:table-cell>
          <table:table-cell table:style-name="Tabla1.C6" office:value-type="float" office:value="28000">
            <text:p text:style-name="P3">28000</text:p>
          </table:table-cell>
          <table:table-cell table:style-name="Tabla1.D6" office:value-type="string">
            <text:p text:style-name="P3">560</text:p>
          </table:table-cell>
          <table:table-cell table:style-name="Tabla1.E6" table:formula="ooow:&lt;B6&gt;*&lt;C6&gt;-&lt;B6&gt;*&lt;D6&gt;" office:value-type="float" office:value="54880">
            <text:p text:style-name="P7">54.880</text:p>
          </table:table-cell>
        </table:table-row>
        <table:table-row>
          <table:table-cell table:style-name="Tabla1.A2" office:value-type="string">
            <text:p text:style-name="P11">Plancha Rowenta</text:p>
          </table:table-cell>
          <table:table-cell table:style-name="Tabla1.B7" office:value-type="float" office:value="3">
            <text:p text:style-name="P4">3</text:p>
          </table:table-cell>
          <table:table-cell table:style-name="Tabla1.C7" office:value-type="string">
            <text:p text:style-name="P3">6.500</text:p>
          </table:table-cell>
          <table:table-cell table:style-name="Tabla1.D7" office:value-type="string">
            <text:p text:style-name="P3">130</text:p>
          </table:table-cell>
          <table:table-cell table:style-name="Tabla1.E7" table:formula="ooow:&lt;B7&gt;*&lt;C7&gt;-&lt;B7&gt;*&lt;D7&gt;" office:value-type="float" office:value="19110">
            <text:p text:style-name="P7">19.110</text:p>
          </table:table-cell>
        </table:table-row>
        <table:table-row>
          <table:table-cell table:style-name="Tabla1.A2" office:value-type="string">
            <text:p text:style-name="P11">Video Mitsubishi</text:p>
          </table:table-cell>
          <table:table-cell table:style-name="Tabla1.B8" office:value-type="string">
            <text:p text:style-name="P4">5</text:p>
          </table:table-cell>
          <table:table-cell table:style-name="Tabla1.C8" office:value-type="string">
            <text:p text:style-name="P3">65.000</text:p>
          </table:table-cell>
          <table:table-cell table:style-name="Tabla1.D8" office:value-type="string">
            <text:p text:style-name="P3">1.300</text:p>
          </table:table-cell>
          <table:table-cell table:style-name="Tabla1.E8" table:formula="ooow:&lt;B8&gt;*&lt;C8&gt;-&lt;B8&gt;*&lt;D8&gt;" office:value-type="float" office:value="318500">
            <text:p text:style-name="P7">318.500</text:p>
          </table:table-cell>
        </table:table-row>
        <table:table-row>
          <table:table-cell table:style-name="Tabla1.A9" table:number-columns-spanned="4" office:value-type="string">
            <text:p text:style-name="P12">TOTAL:</text:p>
          </table:table-cell>
          <table:covered-table-cell/>
          <table:covered-table-cell/>
          <table:covered-table-cell/>
          <table:table-cell table:style-name="Tabla1.E9" table:formula="ooow:&lt;E3&gt;+&lt;E4&gt;+&lt;E5&gt;+&lt;E6&gt;+&lt;E7&gt;+&lt;E8&gt;" office:value-type="float" office:value="829570">
            <text:p text:style-name="P13">829.570</text:p>
          </table:table-cell>
        </table:table-row>
      </table:table>
      <text:p text:style-name="P1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4">AREA</text:p>
          </table:table-cell>
          <table:table-cell table:style-name="Tabla2.B1" office:value-type="string">
            <text:p text:style-name="P8">C/ Reina nº 3</text:p>
            <text:p text:style-name="P8">46800</text:p>
            <text:p text:style-name="P8">Xàtiva (Valencia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  <style:text-properties fo:font-size="11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7cm" style:contextual-spacing="true" fo:line-height="100%" fo:text-align="center" style:justify-single-word="false">
        <style:tab-stops/>
      </style:paragraph-properties>
      <style:text-properties fo:text-transform="uppercase" fo:font-size="16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background-color="#ffffff"/>
    </style:style>
    <style:style style:name="MT1" style:family="text">
      <style:text-properties officeooo:rsid="001a3106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1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23:32:55.561503442</meta:creation-date>
    <dc:title>Ofimática</dc:title>
    <meta:editing-duration>PT40M48S</meta:editing-duration>
    <meta:editing-cycles>14</meta:editing-cycles>
    <meta:generator>LibreOffice/7.4.1.2$Linux_X86_64 LibreOffice_project/40$Build-2</meta:generator>
    <dc:date>2022-11-01T01:14:37.215177768</dc:date>
    <meta:document-statistic meta:table-count="2" meta:image-count="0" meta:object-count="0" meta:page-count="1" meta:paragraph-count="45" meta:word-count="77" meta:character-count="456" meta:non-whitespace-character-count="424"/>
    <meta:template xlink:type="simple" xlink:actuate="onRequest" xlink:title="Ofimática" xlink:href="../../../Plantillas/Ofimática.ott" meta:date="2022-10-31T23:32:55.157265128"/>
  </office:meta>
</office:document-meta>
</file>